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03mm"/>
    </style:style>
    <style:style style:name="co3" style:family="table-column">
      <style:table-column-properties fo:break-before="auto" style:column-width="5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33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ackground-color="#333333" fo:border="0.06pt solid #000000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cccccc" fo:border="0.06pt solid #000000"/>
      <style:text-properties fo:color="#cc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-color="#111111" draw:textarea-horizontal-align="justify" draw:textarea-vertical-align="middle" draw:auto-grow-height="false" fo:min-height="459.92mm" fo:min-width="7.08mm"/>
    </style:style>
    <style:style style:name="gr3" style:family="graphic">
      <style:graphic-properties draw:stroke="none" draw:fill-color="#000000" draw:textarea-horizontal-align="justify" draw:textarea-vertical-align="middle" draw:auto-grow-height="false" fo:min-height="6.09mm" fo:min-width="796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11111"/>
    </style:style>
    <style:style style:name="P3" style:family="paragraph">
      <loext:graphic-properties draw:fill-color="#000000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19.59mm" svg:height="70.65mm" svg:x="409.76mm" svg:y="126.65mm">
            <loext:p draw:notify-on-update-of-ranges="Tabelle1.P4:Tabelle1.P4 Tabelle1.Q4:Tabelle1.AA4 Tabelle1.P7:Tabelle1.P7 Tabelle1.Q7:Tabelle1.AA7 Tabelle1.P8:Tabelle1.P8 Tabelle1.Q8:Tabelle1.AA8 Tabelle1.P9:Tabelle1.P9 Tabelle1.Q9:Tabelle1.AA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0.42mm" svg:height="70.43mm" svg:x="538.03mm" svg:y="127.06mm">
            <loext:p draw:notify-on-update-of-ranges="Tabelle1.P13:Tabelle1.P13 Tabelle1.Q13:Tabelle1.AA13 Tabelle1.P16:Tabelle1.P16 Tabelle1.Q16:Tabelle1.AA16 Tabelle1.P17:Tabelle1.P17 Tabelle1.Q17:Tabelle1.AA17 Tabelle1.P18:Tabelle1.P18 Tabelle1.Q18:Tabelle1.AA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8.78mm" svg:height="70.45mm" svg:x="667.42mm" svg:y="126.42mm">
            <loext:p draw:notify-on-update-of-ranges="Tabelle1.P22:Tabelle1.P22 Tabelle1.Q22:Tabelle1.AA22 Tabelle1.P25:Tabelle1.P25 Tabelle1.Q25:Tabelle1.AA25 Tabelle1.P26:Tabelle1.P26 Tabelle1.Q26:Tabelle1.AA26 Tabelle1.P27:Tabelle1.P27 Tabelle1.Q27:Tabelle1.AA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6.75mm" svg:height="89.99mm" svg:x="22.65mm" svg:y="104.63mm">
            <loext:p draw:notify-on-update-of-ranges="Tabelle1.B4:Tabelle1.B4 Tabelle1.C4:Tabelle1.M4 Tabelle1.B12:Tabelle1.B12 Tabelle1.C12:Tabelle1.M12 Tabelle1.B13:Tabelle1.B13 Tabelle1.C13:Tabelle1.M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2.9mm" svg:height="89.99mm" svg:x="199.67mm" svg:y="104.65mm">
            <loext:p draw:notify-on-update-of-ranges="Tabelle1.B17:Tabelle1.B17 Tabelle1.C17:Tabelle1.M17 Tabelle1.B21:Tabelle1.B21 Tabelle1.C21:Tabelle1.M21 Tabelle1.B22:Tabelle1.B22 Tabelle1.C22:Tabelle1.M2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5.15mm" svg:height="89.99mm" svg:x="23.57mm" svg:y="317.32mm">
            <loext:p draw:notify-on-update-of-ranges="Tabelle1.B51:Tabelle1.B51 Tabelle1.C51:Tabelle1.M51 Tabelle1.B59:Tabelle1.B59 Tabelle1.C59:Tabelle1.M59 Tabelle1.B60:Tabelle1.B60 Tabelle1.C60:Tabelle1.M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67.79mm" svg:height="89.99mm" svg:x="195.12mm" svg:y="317.55mm">
            <loext:p draw:notify-on-update-of-ranges="Tabelle1.B64:Tabelle1.B64 Tabelle1.C64:Tabelle1.M64 Tabelle1.B68:Tabelle1.B68 Tabelle1.C68:Tabelle1.M68 Tabelle1.B69:Tabelle1.B69 Tabelle1.C69:Tabelle1.M6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custom-shape draw:z-index="8" draw:style-name="gr2" draw:text-style-name="P2" svg:width="7.08mm" svg:height="459.92mm" svg:x="384.18mm" svg:y="1.35mm">
            <text:p/>
            <draw:enhanced-geometry svg:viewBox="0 0 21600 21600" draw:type="rectangle" draw:enhanced-path="M 0 0 L 21600 0 21600 21600 0 21600 0 0 Z N"/>
          </draw:custom-shape>
          <draw:custom-shape draw:z-index="9" draw:style-name="gr3" draw:text-style-name="P3" svg:width="796mm" svg:height="6.09mm" svg:x="14.62mm" svg:y="202.97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Default"/>
        <table:table-column table:style-name="co2" table:number-columns-repeated="11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27"/>
        </table:table-row>
        <table:table-row table:style-name="ro2">
          <table:table-cell table:number-columns-repeated="4"/>
          <table:table-cell table:style-name="ce6" office:value-type="string" calcext:value-type="string">
            <text:p>Aufgabe 3</text:p>
          </table:table-cell>
          <table:table-cell table:number-columns-repeated="14"/>
          <table:table-cell table:style-name="ce6" office:value-type="string" calcext:value-type="string">
            <text:p>Aufgabe 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estreihe 1</text:p>
          </table:table-cell>
          <table:table-cell table:number-columns-repeated="13"/>
          <table:table-cell table:style-name="ce7" office:value-type="string" calcext:value-type="string">
            <text:p>Testreihe 1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CPU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CPU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" office:value-type="string" calcext:value-type="string">
            <text:p>T_para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1.4" calcext:value-type="float">
            <text:p>11,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Zeit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5.3" calcext:value-type="float">
            <text:p>105,3</text:p>
          </table:table-cell>
          <table:table-cell table:style-name="ce4" office:value-type="float" office:value="55.6" calcext:value-type="float">
            <text:p>55,6</text:p>
          </table:table-cell>
          <table:table-cell table:style-name="ce4" office:value-type="float" office:value="39.2" calcext:value-type="float">
            <text:p>39,2</text:p>
          </table:table-cell>
          <table:table-cell table:style-name="ce4" office:value-type="float" office:value="31.3" calcext:value-type="float">
            <text:p>31,3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20.8" calcext:value-type="float">
            <text:p>20,8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T_seq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style-name="ce5" table:number-columns-repeated="11"/>
        </table:table-row>
        <table:table-row table:style-name="ro1">
          <table:table-cell/>
          <table:table-cell table:style-name="ce3"/>
          <table:table-cell table:style-name="ce5" table:number-columns-repeated="11"/>
          <table:table-cell table:number-columns-repeated="2"/>
          <table:table-cell table:style-name="ce2" office:value-type="string" calcext:value-type="string">
            <text:p>Id. Speedu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" office:value-type="string" calcext:value-type="string">
            <text:p>T_ges</text:p>
          </table:table-cell>
          <table:table-cell table:style-name="ce4" table:formula="of:=[.C5]+[.C6]" office:value-type="float" office:value="1000" calcext:value-type="float">
            <text:p>1000</text:p>
          </table:table-cell>
          <table:table-cell table:style-name="ce4" table:formula="of:=[.D5]+[.D6]" office:value-type="float" office:value="100" calcext:value-type="float">
            <text:p>100</text:p>
          </table:table-cell>
          <table:table-cell table:style-name="ce4" table:formula="of:=[.E5]+[.E6]" office:value-type="float" office:value="50" calcext:value-type="float">
            <text:p>50</text:p>
          </table:table-cell>
          <table:table-cell table:style-name="ce4" table:formula="of:=[.F5]+[.F6]" office:value-type="float" office:value="33.4" calcext:value-type="float">
            <text:p>33,4</text:p>
          </table:table-cell>
          <table:table-cell table:style-name="ce4" table:formula="of:=[.G5]+[.G6]" office:value-type="float" office:value="25" calcext:value-type="float">
            <text:p>25</text:p>
          </table:table-cell>
          <table:table-cell table:style-name="ce4" table:formula="of:=[.H5]+[.H6]" office:value-type="float" office:value="20" calcext:value-type="float">
            <text:p>20</text:p>
          </table:table-cell>
          <table:table-cell table:style-name="ce4" table:formula="of:=[.I5]+[.I6]" office:value-type="float" office:value="16.6" calcext:value-type="float">
            <text:p>16,6</text:p>
          </table:table-cell>
          <table:table-cell table:style-name="ce4" table:formula="of:=[.J5]+[.J6]" office:value-type="float" office:value="14.3" calcext:value-type="float">
            <text:p>14,3</text:p>
          </table:table-cell>
          <table:table-cell table:style-name="ce4" table:formula="of:=[.K5]+[.K6]" office:value-type="float" office:value="12.5" calcext:value-type="float">
            <text:p>12,5</text:p>
          </table:table-cell>
          <table:table-cell table:style-name="ce4" table:formula="of:=[.L5]+[.L6]" office:value-type="float" office:value="11.1" calcext:value-type="float">
            <text:p>11,1</text:p>
          </table:table-cell>
          <table:table-cell table:style-name="ce4" table:formula="of:=[.M5]+[.M6]" office:value-type="float" office:value="10" calcext:value-type="float">
            <text:p>10</text:p>
          </table:table-cell>
          <table:table-cell table:number-columns-repeated="2"/>
          <table:table-cell table:style-name="ce2" office:value-type="string" calcext:value-type="string">
            <text:p>Speedup</text:p>
          </table:table-cell>
          <table:table-cell table:style-name="ce4" table:formula="of:=[.$Q5]/[.Q5]" office:value-type="float" office:value="1" calcext:value-type="float">
            <text:p>1</text:p>
          </table:table-cell>
          <table:table-cell table:style-name="ce4" table:formula="of:=[.$Q5]/[.R5]" office:value-type="float" office:value="9.49667616334283" calcext:value-type="float">
            <text:p>9,4966761633</text:p>
          </table:table-cell>
          <table:table-cell table:style-name="ce4" table:formula="of:=[.$Q5]/[.S5]" office:value-type="float" office:value="17.9856115107914" calcext:value-type="float">
            <text:p>17,9856115108</text:p>
          </table:table-cell>
          <table:table-cell table:style-name="ce4" table:formula="of:=[.$Q5]/[.T5]" office:value-type="float" office:value="25.5102040816327" calcext:value-type="float">
            <text:p>25,5102040816</text:p>
          </table:table-cell>
          <table:table-cell table:style-name="ce4" table:formula="of:=[.$Q5]/[.U5]" office:value-type="float" office:value="31.9488817891374" calcext:value-type="float">
            <text:p>31,9488817891</text:p>
          </table:table-cell>
          <table:table-cell table:style-name="ce4" table:formula="of:=[.$Q5]/[.V5]" office:value-type="float" office:value="37.4531835205993" calcext:value-type="float">
            <text:p>37,4531835206</text:p>
          </table:table-cell>
          <table:table-cell table:style-name="ce4" table:formula="of:=[.$Q5]/[.W5]" office:value-type="float" office:value="42.0168067226891" calcext:value-type="float">
            <text:p>42,0168067227</text:p>
          </table:table-cell>
          <table:table-cell table:style-name="ce4" table:formula="of:=[.$Q5]/[.X5]" office:value-type="float" office:value="45.662100456621" calcext:value-type="float">
            <text:p>45,6621004566</text:p>
          </table:table-cell>
          <table:table-cell table:style-name="ce4" table:formula="of:=[.$Q5]/[.Y5]" office:value-type="float" office:value="48.0769230769231" calcext:value-type="float">
            <text:p>48,0769230769</text:p>
          </table:table-cell>
          <table:table-cell table:style-name="ce4" table:formula="of:=[.$Q5]/[.Z5]" office:value-type="float" office:value="49.5049504950495" calcext:value-type="float">
            <text:p>49,504950495</text:p>
          </table:table-cell>
          <table:table-cell table:style-name="ce4" table:formula="of:=[.$Q5]/[.AA5]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2" office:value-type="string" calcext:value-type="string">
            <text:p>t_para</text:p>
          </table:table-cell>
          <table:table-cell table:style-name="ce4" table:formula="of:=[.C5]/[.C8]" office:value-type="float" office:value="0.8" calcext:value-type="float">
            <text:p>0,8</text:p>
          </table:table-cell>
          <table:table-cell table:style-name="ce4" table:formula="of:=[.D5]/[.D8]" office:value-type="float" office:value="0.8" calcext:value-type="float">
            <text:p>0,8</text:p>
          </table:table-cell>
          <table:table-cell table:style-name="ce4" table:formula="of:=[.E5]/[.E8]" office:value-type="float" office:value="0.8" calcext:value-type="float">
            <text:p>0,8</text:p>
          </table:table-cell>
          <table:table-cell table:style-name="ce4" table:formula="of:=[.F5]/[.F8]" office:value-type="float" office:value="0.79940119760479" calcext:value-type="float">
            <text:p>0,7994011976</text:p>
          </table:table-cell>
          <table:table-cell table:style-name="ce4" table:formula="of:=[.G5]/[.G8]" office:value-type="float" office:value="0.8" calcext:value-type="float">
            <text:p>0,8</text:p>
          </table:table-cell>
          <table:table-cell table:style-name="ce4" table:formula="of:=[.H5]/[.H8]" office:value-type="float" office:value="0.8" calcext:value-type="float">
            <text:p>0,8</text:p>
          </table:table-cell>
          <table:table-cell table:style-name="ce4" table:formula="of:=[.I5]/[.I8]" office:value-type="float" office:value="0.801204819277108" calcext:value-type="float">
            <text:p>0,8012048193</text:p>
          </table:table-cell>
          <table:table-cell table:style-name="ce4" table:formula="of:=[.J5]/[.J8]" office:value-type="float" office:value="0.797202797202797" calcext:value-type="float">
            <text:p>0,7972027972</text:p>
          </table:table-cell>
          <table:table-cell table:style-name="ce4" table:formula="of:=[.K5]/[.K8]" office:value-type="float" office:value="0.8" calcext:value-type="float">
            <text:p>0,8</text:p>
          </table:table-cell>
          <table:table-cell table:style-name="ce4" table:formula="of:=[.L5]/[.L8]" office:value-type="float" office:value="0.801801801801802" calcext:value-type="float">
            <text:p>0,8018018018</text:p>
          </table:table-cell>
          <table:table-cell table:style-name="ce4" table:formula="of:=[.M5]/[.M8]" office:value-type="float" office:value="0.8" calcext:value-type="float">
            <text:p>0,8</text:p>
          </table:table-cell>
          <table:table-cell table:number-columns-repeated="2"/>
          <table:table-cell table:style-name="ce2" office:value-type="string" calcext:value-type="string">
            <text:p>Effizienz</text:p>
          </table:table-cell>
          <table:table-cell table:style-name="ce4" table:formula="of:=[.Q8]/[.Q4]" office:value-type="float" office:value="1" calcext:value-type="float">
            <text:p>1</text:p>
          </table:table-cell>
          <table:table-cell table:style-name="ce4" table:formula="of:=[.R8]/[.R4]" office:value-type="float" office:value="0.949667616334283" calcext:value-type="float">
            <text:p>0,9496676163</text:p>
          </table:table-cell>
          <table:table-cell table:style-name="ce4" table:formula="of:=[.S8]/[.S4]" office:value-type="float" office:value="0.899280575539568" calcext:value-type="float">
            <text:p>0,8992805755</text:p>
          </table:table-cell>
          <table:table-cell table:style-name="ce4" table:formula="of:=[.T8]/[.T4]" office:value-type="float" office:value="0.850340136054422" calcext:value-type="float">
            <text:p>0,8503401361</text:p>
          </table:table-cell>
          <table:table-cell table:style-name="ce4" table:formula="of:=[.U8]/[.U4]" office:value-type="float" office:value="0.798722044728434" calcext:value-type="float">
            <text:p>0,7987220447</text:p>
          </table:table-cell>
          <table:table-cell table:style-name="ce4" table:formula="of:=[.V8]/[.V4]" office:value-type="float" office:value="0.749063670411985" calcext:value-type="float">
            <text:p>0,7490636704</text:p>
          </table:table-cell>
          <table:table-cell table:style-name="ce4" table:formula="of:=[.W8]/[.W4]" office:value-type="float" office:value="0.700280112044818" calcext:value-type="float">
            <text:p>0,700280112</text:p>
          </table:table-cell>
          <table:table-cell table:style-name="ce4" table:formula="of:=[.X8]/[.X4]" office:value-type="float" office:value="0.652315720808871" calcext:value-type="float">
            <text:p>0,6523157208</text:p>
          </table:table-cell>
          <table:table-cell table:style-name="ce4" table:formula="of:=[.Y8]/[.Y4]" office:value-type="float" office:value="0.600961538461538" calcext:value-type="float">
            <text:p>0,6009615385</text:p>
          </table:table-cell>
          <table:table-cell table:style-name="ce4" table:formula="of:=[.Z8]/[.Z4]" office:value-type="float" office:value="0.55005500550055" calcext:value-type="float">
            <text:p>0,5500550055</text:p>
          </table:table-cell>
          <table:table-cell table:style-name="ce4" table:formula="of:=[.AA8]/[.AA4]" office:value-type="float" office:value="0.5" calcext:value-type="float">
            <text:p>0,5</text:p>
          </table:table-cell>
        </table:table-row>
        <table:table-row table:style-name="ro1">
          <table:table-cell/>
          <table:table-cell table:style-name="ce2" office:value-type="string" calcext:value-type="string">
            <text:p>t_seq</text:p>
          </table:table-cell>
          <table:table-cell table:style-name="ce4" table:formula="of:=[.C6]/[.C8]" office:value-type="float" office:value="0.2" calcext:value-type="float">
            <text:p>0,2</text:p>
          </table:table-cell>
          <table:table-cell table:style-name="ce4" table:formula="of:=[.D6]/[.D8]" office:value-type="float" office:value="0.2" calcext:value-type="float">
            <text:p>0,2</text:p>
          </table:table-cell>
          <table:table-cell table:style-name="ce4" table:formula="of:=[.E6]/[.E8]" office:value-type="float" office:value="0.2" calcext:value-type="float">
            <text:p>0,2</text:p>
          </table:table-cell>
          <table:table-cell table:style-name="ce4" table:formula="of:=[.F6]/[.F8]" office:value-type="float" office:value="0.20059880239521" calcext:value-type="float">
            <text:p>0,2005988024</text:p>
          </table:table-cell>
          <table:table-cell table:style-name="ce4" table:formula="of:=[.G6]/[.G8]" office:value-type="float" office:value="0.2" calcext:value-type="float">
            <text:p>0,2</text:p>
          </table:table-cell>
          <table:table-cell table:style-name="ce4" table:formula="of:=[.H6]/[.H8]" office:value-type="float" office:value="0.2" calcext:value-type="float">
            <text:p>0,2</text:p>
          </table:table-cell>
          <table:table-cell table:style-name="ce4" table:formula="of:=[.I6]/[.I8]" office:value-type="float" office:value="0.198795180722892" calcext:value-type="float">
            <text:p>0,1987951807</text:p>
          </table:table-cell>
          <table:table-cell table:style-name="ce4" table:formula="of:=[.J6]/[.J8]" office:value-type="float" office:value="0.202797202797203" calcext:value-type="float">
            <text:p>0,2027972028</text:p>
          </table:table-cell>
          <table:table-cell table:style-name="ce4" table:formula="of:=[.K6]/[.K8]" office:value-type="float" office:value="0.2" calcext:value-type="float">
            <text:p>0,2</text:p>
          </table:table-cell>
          <table:table-cell table:style-name="ce4" table:formula="of:=[.L6]/[.L8]" office:value-type="float" office:value="0.198198198198198" calcext:value-type="float">
            <text:p>0,1981981982</text:p>
          </table:table-cell>
          <table:table-cell table:style-name="ce4" table:formula="of:=[.M6]/[.M8]" office:value-type="float" office:value="0.2" calcext:value-type="float">
            <text:p>0,2</text:p>
          </table:table-cell>
          <table:table-cell table:number-columns-repeated="2"/>
          <table:table-cell table:style-name="ce8"/>
          <table:table-cell table:number-columns-repeated="11"/>
        </table:table-row>
        <table:table-row table:style-name="ro1">
          <table:table-cell/>
          <table:table-cell table:style-name="ce3"/>
          <table:table-cell table:style-name="ce5" table:number-columns-repeated="11"/>
          <table:table-cell table:number-columns-repeated="2"/>
          <table:table-cell table:style-name="ce8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Id. Speedu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  <table:table-cell table:style-name="ce7" office:value-type="string" calcext:value-type="string">
            <text:p>Testreihe 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Speedup</text:p>
          </table:table-cell>
          <table:table-cell table:style-name="ce4" table:formula="of:=1/([.C10]+((1/[.C4])*[.C9]))" office:value-type="float" office:value="1" calcext:value-type="float">
            <text:p>1</text:p>
          </table:table-cell>
          <table:table-cell table:style-name="ce4" table:formula="of:=1/([.D10]+((1/[.D4])*[.D9]))" office:value-type="float" office:value="3.57142857142857" calcext:value-type="float">
            <text:p>3,5714285714</text:p>
          </table:table-cell>
          <table:table-cell table:style-name="ce4" table:formula="of:=1/([.E10]+((1/[.E4])*[.E9]))" office:value-type="float" office:value="4.16666666666667" calcext:value-type="float">
            <text:p>4,1666666667</text:p>
          </table:table-cell>
          <table:table-cell table:style-name="ce4" table:formula="of:=1/([.F10]+((1/[.F4])*[.F9]))" office:value-type="float" office:value="4.40052700922266" calcext:value-type="float">
            <text:p>4,4005270092</text:p>
          </table:table-cell>
          <table:table-cell table:style-name="ce4" table:formula="of:=1/([.G10]+((1/[.G4])*[.G9]))" office:value-type="float" office:value="4.54545454545455" calcext:value-type="float">
            <text:p>4,5454545455</text:p>
          </table:table-cell>
          <table:table-cell table:style-name="ce4" table:formula="of:=1/([.H10]+((1/[.H4])*[.H9]))" office:value-type="float" office:value="4.62962962962963" calcext:value-type="float">
            <text:p>4,6296296296</text:p>
          </table:table-cell>
          <table:table-cell table:style-name="ce4" table:formula="of:=1/([.I10]+((1/[.I4])*[.I9]))" office:value-type="float" office:value="4.71367723615712" calcext:value-type="float">
            <text:p>4,7136772362</text:p>
          </table:table-cell>
          <table:table-cell table:style-name="ce4" table:formula="of:=1/([.J10]+((1/[.J4])*[.J9]))" office:value-type="float" office:value="4.66884328358209" calcext:value-type="float">
            <text:p>4,6688432836</text:p>
          </table:table-cell>
          <table:table-cell table:style-name="ce4" table:formula="of:=1/([.K10]+((1/[.K4])*[.K9]))" office:value-type="float" office:value="4.76190476190476" calcext:value-type="float">
            <text:p>4,7619047619</text:p>
          </table:table-cell>
          <table:table-cell table:style-name="ce4" table:formula="of:=1/([.L10]+((1/[.L4])*[.L9]))" office:value-type="float" office:value="4.82841952634123" calcext:value-type="float">
            <text:p>4,8284195263</text:p>
          </table:table-cell>
          <table:table-cell table:style-name="ce4" table:formula="of:=1/([.M10]+((1/[.M4])*[.M9]))" office:value-type="float" office:value="4.80769230769231" calcext:value-type="float">
            <text:p>4,8076923077</text:p>
          </table:table-cell>
          <table:table-cell table:number-columns-repeated="2"/>
          <table:table-cell table:style-name="ce2" office:value-type="string" calcext:value-type="string">
            <text:p>CPU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Zeit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8.7" calcext:value-type="float">
            <text:p>108,7</text:p>
          </table:table-cell>
          <table:table-cell table:style-name="ce4" office:value-type="float" office:value="59.5" calcext:value-type="float">
            <text:p>59,5</text:p>
          </table:table-cell>
          <table:table-cell table:style-name="ce4" office:value-type="float" office:value="43.9" calcext:value-type="float">
            <text:p>43,9</text:p>
          </table:table-cell>
          <table:table-cell table:style-name="ce4" office:value-type="float" office:value="36.8" calcext:value-type="float">
            <text:p>36,8</text:p>
          </table:table-cell>
          <table:table-cell table:style-name="ce4" office:value-type="float" office:value="33.3" calcext:value-type="float">
            <text:p>33,3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32.5" calcext:value-type="float">
            <text:p>32,5</text:p>
          </table:table-cell>
          <table:table-cell table:style-name="ce4" office:value-type="float" office:value="34.7" calcext:value-type="float">
            <text:p>34,7</text:p>
          </table:table-cell>
          <table:table-cell table:style-name="ce4" office:value-type="float" office:value="39.7" calcext:value-type="float">
            <text:p>39,7</text:p>
          </table:table-cell>
          <table:table-cell table:style-name="ce4" office:value-type="float" office:value="50" calcext:value-type="float">
            <text:p>50</text:p>
          </table:table-cell>
        </table:table-row>
        <table:table-row table:style-name="ro1">
          <table:table-cell table:number-columns-repeated="15"/>
          <table:table-cell table:style-name="ce3"/>
          <table:table-cell table:style-name="ce5" table:number-columns-repeated="11"/>
        </table:table-row>
        <table:table-row table:style-name="ro1">
          <table:table-cell/>
          <table:table-cell table:style-name="ce1" office:value-type="string" calcext:value-type="string">
            <text:p>Testreihe 2</text:p>
          </table:table-cell>
          <table:table-cell table:number-columns-repeated="13"/>
          <table:table-cell table:style-name="ce2" office:value-type="string" calcext:value-type="string">
            <text:p>Id. Speedu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" office:value-type="string" calcext:value-type="string">
            <text:p>CPU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Speedup</text:p>
          </table:table-cell>
          <table:table-cell table:style-name="ce4" table:formula="of:=[.$Q14]/[.Q14]" office:value-type="float" office:value="1" calcext:value-type="float">
            <text:p>1</text:p>
          </table:table-cell>
          <table:table-cell table:style-name="ce4" table:formula="of:=[.$Q14]/[.R14]" office:value-type="float" office:value="9.19963201471941" calcext:value-type="float">
            <text:p>9,1996320147</text:p>
          </table:table-cell>
          <table:table-cell table:style-name="ce4" table:formula="of:=[.$Q14]/[.S14]" office:value-type="float" office:value="16.8067226890756" calcext:value-type="float">
            <text:p>16,8067226891</text:p>
          </table:table-cell>
          <table:table-cell table:style-name="ce4" table:formula="of:=[.$Q14]/[.T14]" office:value-type="float" office:value="22.7790432801822" calcext:value-type="float">
            <text:p>22,7790432802</text:p>
          </table:table-cell>
          <table:table-cell table:style-name="ce4" table:formula="of:=[.$Q14]/[.U14]" office:value-type="float" office:value="27.1739130434783" calcext:value-type="float">
            <text:p>27,1739130435</text:p>
          </table:table-cell>
          <table:table-cell table:style-name="ce4" table:formula="of:=[.$Q14]/[.V14]" office:value-type="float" office:value="30.03003003003" calcext:value-type="float">
            <text:p>30,03003003</text:p>
          </table:table-cell>
          <table:table-cell table:style-name="ce4" table:formula="of:=[.$Q14]/[.W14]" office:value-type="float" office:value="31.1526479750779" calcext:value-type="float">
            <text:p>31,1526479751</text:p>
          </table:table-cell>
          <table:table-cell table:style-name="ce4" table:formula="of:=[.$Q14]/[.X14]" office:value-type="float" office:value="30.7692307692308" calcext:value-type="float">
            <text:p>30,7692307692</text:p>
          </table:table-cell>
          <table:table-cell table:style-name="ce4" table:formula="of:=[.$Q14]/[.Y14]" office:value-type="float" office:value="28.8184438040346" calcext:value-type="float">
            <text:p>28,818443804</text:p>
          </table:table-cell>
          <table:table-cell table:style-name="ce4" table:formula="of:=[.$Q14]/[.Z14]" office:value-type="float" office:value="25.1889168765743" calcext:value-type="float">
            <text:p>25,1889168766</text:p>
          </table:table-cell>
          <table:table-cell table:style-name="ce4" table:formula="of:=[.$Q14]/[.AA14]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t_para</text:p>
          </table:table-cell>
          <table:table-cell table:number-columns-repeated="11" table:style-name="ce4" office:value-type="float" office:value="0.4" calcext:value-type="float">
            <text:p>0,4</text:p>
          </table:table-cell>
          <table:table-cell table:number-columns-repeated="2"/>
          <table:table-cell table:style-name="ce2" office:value-type="string" calcext:value-type="string">
            <text:p>Effizienz</text:p>
          </table:table-cell>
          <table:table-cell table:style-name="ce4" table:formula="of:=[.Q17]/[.Q13]" office:value-type="float" office:value="1" calcext:value-type="float">
            <text:p>1</text:p>
          </table:table-cell>
          <table:table-cell table:style-name="ce4" table:formula="of:=[.R17]/[.R13]" office:value-type="float" office:value="0.919963201471941" calcext:value-type="float">
            <text:p>0,9199632015</text:p>
          </table:table-cell>
          <table:table-cell table:style-name="ce4" table:formula="of:=[.S17]/[.S13]" office:value-type="float" office:value="0.840336134453782" calcext:value-type="float">
            <text:p>0,8403361345</text:p>
          </table:table-cell>
          <table:table-cell table:style-name="ce4" table:formula="of:=[.T17]/[.T13]" office:value-type="float" office:value="0.759301442672741" calcext:value-type="float">
            <text:p>0,7593014427</text:p>
          </table:table-cell>
          <table:table-cell table:style-name="ce4" table:formula="of:=[.U17]/[.U13]" office:value-type="float" office:value="0.679347826086957" calcext:value-type="float">
            <text:p>0,6793478261</text:p>
          </table:table-cell>
          <table:table-cell table:style-name="ce4" table:formula="of:=[.V17]/[.V13]" office:value-type="float" office:value="0.600600600600601" calcext:value-type="float">
            <text:p>0,6006006006</text:p>
          </table:table-cell>
          <table:table-cell table:style-name="ce4" table:formula="of:=[.W17]/[.W13]" office:value-type="float" office:value="0.519210799584631" calcext:value-type="float">
            <text:p>0,5192107996</text:p>
          </table:table-cell>
          <table:table-cell table:style-name="ce4" table:formula="of:=[.X17]/[.X13]" office:value-type="float" office:value="0.43956043956044" calcext:value-type="float">
            <text:p>0,4395604396</text:p>
          </table:table-cell>
          <table:table-cell table:style-name="ce4" table:formula="of:=[.Y17]/[.Y13]" office:value-type="float" office:value="0.360230547550432" calcext:value-type="float">
            <text:p>0,3602305476</text:p>
          </table:table-cell>
          <table:table-cell table:style-name="ce4" table:formula="of:=[.Z17]/[.Z13]" office:value-type="float" office:value="0.279876854184159" calcext:value-type="float">
            <text:p>0,2798768542</text:p>
          </table:table-cell>
          <table:table-cell table:style-name="ce4" table:formula="of:=[.AA17]/[.AA13]" office:value-type="float" office:value="0.2" calcext:value-type="float">
            <text:p>0,2</text:p>
          </table:table-cell>
        </table:table-row>
        <table:table-row table:style-name="ro1">
          <table:table-cell/>
          <table:table-cell table:style-name="ce2" office:value-type="string" calcext:value-type="string">
            <text:p>t_seq</text:p>
          </table:table-cell>
          <table:table-cell table:number-columns-repeated="11" table:style-name="ce4" office:value-type="float" office:value="0.6" calcext:value-type="float">
            <text:p>0,6</text:p>
          </table:table-cell>
          <table:table-cell table:number-columns-repeated="2"/>
          <table:table-cell table:style-name="ce8"/>
          <table:table-cell table:number-columns-repeated="11"/>
        </table:table-row>
        <table:table-row table:style-name="ro1">
          <table:table-cell/>
          <table:table-cell table:style-name="ce3"/>
          <table:table-cell table:style-name="ce5" table:number-columns-repeated="11"/>
          <table:table-cell table:number-columns-repeated="2"/>
          <table:table-cell table:style-name="ce8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Id. Speedu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  <table:table-cell table:style-name="ce7" office:value-type="string" calcext:value-type="string">
            <text:p>Testreihe 3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Speedup</text:p>
          </table:table-cell>
          <table:table-cell table:style-name="ce4" table:formula="of:=1/([.C19]+((1/[.C13])*[.C18]))" office:value-type="float" office:value="1" calcext:value-type="float">
            <text:p>1</text:p>
          </table:table-cell>
          <table:table-cell table:style-name="ce4" table:formula="of:=1/([.D19]+((1/[.D13])*[.D18]))" office:value-type="float" office:value="1.40449438202247" calcext:value-type="float">
            <text:p>1,404494382</text:p>
          </table:table-cell>
          <table:table-cell table:style-name="ce4" table:formula="of:=1/([.E19]+((1/[.E13])*[.E18]))" office:value-type="float" office:value="1.4367816091954" calcext:value-type="float">
            <text:p>1,4367816092</text:p>
          </table:table-cell>
          <table:table-cell table:style-name="ce4" table:formula="of:=1/([.F19]+((1/[.F13])*[.F18]))" office:value-type="float" office:value="1.44739122898249" calcext:value-type="float">
            <text:p>1,447391229</text:p>
          </table:table-cell>
          <table:table-cell table:style-name="ce4" table:formula="of:=1/([.G19]+((1/[.G13])*[.G18]))" office:value-type="float" office:value="1.45348837209302" calcext:value-type="float">
            <text:p>1,4534883721</text:p>
          </table:table-cell>
          <table:table-cell table:style-name="ce4" table:formula="of:=1/([.H19]+((1/[.H13])*[.H18]))" office:value-type="float" office:value="1.45687645687646" calcext:value-type="float">
            <text:p>1,4568764569</text:p>
          </table:table-cell>
          <table:table-cell table:style-name="ce4" table:formula="of:=1/([.I19]+((1/[.I13])*[.I18]))" office:value-type="float" office:value="1.46015363865595" calcext:value-type="float">
            <text:p>1,4601536387</text:p>
          </table:table-cell>
          <table:table-cell table:style-name="ce4" table:formula="of:=1/([.J19]+((1/[.J13])*[.J18]))" office:value-type="float" office:value="1.45841832274608" calcext:value-type="float">
            <text:p>1,4584183227</text:p>
          </table:table-cell>
          <table:table-cell table:style-name="ce4" table:formula="of:=1/([.K19]+((1/[.K13])*[.K18]))" office:value-type="float" office:value="1.46198830409357" calcext:value-type="float">
            <text:p>1,4619883041</text:p>
          </table:table-cell>
          <table:table-cell table:style-name="ce4" table:formula="of:=1/([.L19]+((1/[.L13])*[.L18]))" office:value-type="float" office:value="1.46446581447168" calcext:value-type="float">
            <text:p>1,4644658145</text:p>
          </table:table-cell>
          <table:table-cell table:style-name="ce4" table:formula="of:=1/([.M19]+((1/[.M13])*[.M18]))" office:value-type="float" office:value="1.46370023419204" calcext:value-type="float">
            <text:p>1,4637002342</text:p>
          </table:table-cell>
          <table:table-cell table:number-columns-repeated="2"/>
          <table:table-cell table:style-name="ce2" office:value-type="string" calcext:value-type="string">
            <text:p>CPU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Zeit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52.1" calcext:value-type="float">
            <text:p>52,1</text:p>
          </table:table-cell>
          <table:table-cell table:style-name="ce4" office:value-type="float" office:value="35.5" calcext:value-type="float">
            <text:p>35,5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14.9" calcext:value-type="float">
            <text:p>14,9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2.5" calcext:value-type="float">
            <text:p>12,5</text:p>
          </table:table-cell>
        </table:table-row>
        <table:table-row table:style-name="ro1">
          <table:table-cell table:number-columns-repeated="15"/>
          <table:table-cell table:style-name="ce3"/>
          <table:table-cell table:style-name="ce5" table:number-columns-repeated="11"/>
        </table:table-row>
        <table:table-row table:style-name="ro1">
          <table:table-cell table:number-columns-repeated="15"/>
          <table:table-cell table:style-name="ce2" office:value-type="string" calcext:value-type="string">
            <text:p>Id. Speedu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Speedup</text:p>
          </table:table-cell>
          <table:table-cell table:style-name="ce4" table:formula="of:=[.$Q23]/[.Q23]" office:value-type="float" office:value="1" calcext:value-type="float">
            <text:p>1</text:p>
          </table:table-cell>
          <table:table-cell table:style-name="ce4" table:formula="of:=[.$Q23]/[.R23]" office:value-type="float" office:value="9.80392156862745" calcext:value-type="float">
            <text:p>9,8039215686</text:p>
          </table:table-cell>
          <table:table-cell table:style-name="ce4" table:formula="of:=[.$Q23]/[.S23]" office:value-type="float" office:value="19.1938579654511" calcext:value-type="float">
            <text:p>19,1938579655</text:p>
          </table:table-cell>
          <table:table-cell table:style-name="ce4" table:formula="of:=[.$Q23]/[.T23]" office:value-type="float" office:value="28.169014084507" calcext:value-type="float">
            <text:p>28,1690140845</text:p>
          </table:table-cell>
          <table:table-cell table:style-name="ce4" table:formula="of:=[.$Q23]/[.U23]" office:value-type="float" office:value="36.7647058823529" calcext:value-type="float">
            <text:p>36,7647058824</text:p>
          </table:table-cell>
          <table:table-cell table:style-name="ce4" table:formula="of:=[.$Q23]/[.V23]" office:value-type="float" office:value="45.0450450450451" calcext:value-type="float">
            <text:p>45,045045045</text:p>
          </table:table-cell>
          <table:table-cell table:style-name="ce4" table:formula="of:=[.$Q23]/[.W23]" office:value-type="float" office:value="52.9100529100529" calcext:value-type="float">
            <text:p>52,9100529101</text:p>
          </table:table-cell>
          <table:table-cell table:style-name="ce4" table:formula="of:=[.$Q23]/[.X23]" office:value-type="float" office:value="60.2409638554217" calcext:value-type="float">
            <text:p>60,2409638554</text:p>
          </table:table-cell>
          <table:table-cell table:style-name="ce4" table:formula="of:=[.$Q23]/[.Y23]" office:value-type="float" office:value="67.1140939597315" calcext:value-type="float">
            <text:p>67,1140939597</text:p>
          </table:table-cell>
          <table:table-cell table:style-name="ce4" table:formula="of:=[.$Q23]/[.Z23]" office:value-type="float" office:value="73.5294117647059" calcext:value-type="float">
            <text:p>73,5294117647</text:p>
          </table:table-cell>
          <table:table-cell table:style-name="ce4" table:formula="of:=[.$Q23]/[.AA23]" office:value-type="float" office:value="80" calcext:value-type="float">
            <text:p>80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Effizienz</text:p>
          </table:table-cell>
          <table:table-cell table:style-name="ce4" table:formula="of:=[.Q26]/[.Q22]" office:value-type="float" office:value="1" calcext:value-type="float">
            <text:p>1</text:p>
          </table:table-cell>
          <table:table-cell table:style-name="ce4" table:formula="of:=[.R26]/[.R22]" office:value-type="float" office:value="0.980392156862745" calcext:value-type="float">
            <text:p>0,9803921569</text:p>
          </table:table-cell>
          <table:table-cell table:style-name="ce4" table:formula="of:=[.S26]/[.S22]" office:value-type="float" office:value="0.959692898272553" calcext:value-type="float">
            <text:p>0,9596928983</text:p>
          </table:table-cell>
          <table:table-cell table:style-name="ce4" table:formula="of:=[.T26]/[.T22]" office:value-type="float" office:value="0.938967136150235" calcext:value-type="float">
            <text:p>0,9389671362</text:p>
          </table:table-cell>
          <table:table-cell table:style-name="ce4" table:formula="of:=[.U26]/[.U22]" office:value-type="float" office:value="0.919117647058824" calcext:value-type="float">
            <text:p>0,9191176471</text:p>
          </table:table-cell>
          <table:table-cell table:style-name="ce4" table:formula="of:=[.V26]/[.V22]" office:value-type="float" office:value="0.900900900900901" calcext:value-type="float">
            <text:p>0,9009009009</text:p>
          </table:table-cell>
          <table:table-cell table:style-name="ce4" table:formula="of:=[.W26]/[.W22]" office:value-type="float" office:value="0.881834215167549" calcext:value-type="float">
            <text:p>0,8818342152</text:p>
          </table:table-cell>
          <table:table-cell table:style-name="ce4" table:formula="of:=[.X26]/[.X22]" office:value-type="float" office:value="0.860585197934595" calcext:value-type="float">
            <text:p>0,8605851979</text:p>
          </table:table-cell>
          <table:table-cell table:style-name="ce4" table:formula="of:=[.Y26]/[.Y22]" office:value-type="float" office:value="0.838926174496644" calcext:value-type="float">
            <text:p>0,8389261745</text:p>
          </table:table-cell>
          <table:table-cell table:style-name="ce4" table:formula="of:=[.Z26]/[.Z22]" office:value-type="float" office:value="0.816993464052288" calcext:value-type="float">
            <text:p>0,8169934641</text:p>
          </table:table-cell>
          <table:table-cell table:style-name="ce4" table:formula="of:=[.AA26]/[.AA22]" office:value-type="float" office:value="0.8" calcext:value-type="float">
            <text:p>0,8</text:p>
          </table:table-cell>
        </table:table-row>
        <table:table-row table:style-name="ro1" table:number-rows-repeated="21">
          <table:table-cell table:number-columns-repeated="27"/>
        </table:table-row>
        <table:table-row table:style-name="ro2">
          <table:table-cell table:number-columns-repeated="4"/>
          <table:table-cell table:style-name="ce6" office:value-type="string" calcext:value-type="string">
            <text:p>Aufgabe 4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Testreihe 1</text:p>
          </table:table-cell>
          <table:table-cell table:number-columns-repeated="13"/>
          <table:table-cell office:value-type="string" calcext:value-type="string">
            <text:p>Aufteilung der Tabellen:</text:p>
          </table:table-cell>
          <table:table-cell table:style-name="ce9" office:value-type="string" calcext:value-type="string">
            <text:p>Aufgabe 3</text:p>
          </table:table-cell>
          <table:table-cell table:style-name="ce9" office:value-type="string" calcext:value-type="string">
            <text:p>Aufgabe 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CPU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  <table:table-cell table:style-name="ce9" office:value-type="string" calcext:value-type="string">
            <text:p>Aufgabe 4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T_ges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3.3" calcext:value-type="float">
            <text:p>33,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11.1" calcext:value-type="float">
            <text:p>11,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T_para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1.4" calcext:value-type="float">
            <text:p>11,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/>
          <table:table-cell table:style-name="ce3"/>
          <table:table-cell table:style-name="ce5" table:number-columns-repeated="11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T_seq</text:p>
          </table:table-cell>
          <table:table-cell table:style-name="ce4" table:formula="of:=[.C52]-[.C53]" office:value-type="float" office:value="200" calcext:value-type="float">
            <text:p>200</text:p>
          </table:table-cell>
          <table:table-cell table:style-name="ce4" table:formula="of:=[.D52]-[.D53]" office:value-type="float" office:value="20" calcext:value-type="float">
            <text:p>20</text:p>
          </table:table-cell>
          <table:table-cell table:style-name="ce4" table:formula="of:=[.E52]-[.E53]" office:value-type="float" office:value="10" calcext:value-type="float">
            <text:p>10</text:p>
          </table:table-cell>
          <table:table-cell table:style-name="ce4" table:formula="of:=[.F52]-[.F53]" office:value-type="float" office:value="6.6" calcext:value-type="float">
            <text:p>6,6</text:p>
          </table:table-cell>
          <table:table-cell table:style-name="ce4" table:formula="of:=[.G52]-[.G53]" office:value-type="float" office:value="5" calcext:value-type="float">
            <text:p>5</text:p>
          </table:table-cell>
          <table:table-cell table:style-name="ce4" table:formula="of:=[.H52]-[.H53]" office:value-type="float" office:value="4" calcext:value-type="float">
            <text:p>4</text:p>
          </table:table-cell>
          <table:table-cell table:style-name="ce4" table:formula="of:=[.I52]-[.I53]" office:value-type="float" office:value="3.4" calcext:value-type="float">
            <text:p>3,4</text:p>
          </table:table-cell>
          <table:table-cell table:style-name="ce4" table:formula="of:=[.J52]-[.J53]" office:value-type="float" office:value="2.9" calcext:value-type="float">
            <text:p>2,9</text:p>
          </table:table-cell>
          <table:table-cell table:style-name="ce4" table:formula="of:=[.K52]-[.K53]" office:value-type="float" office:value="2.5" calcext:value-type="float">
            <text:p>2,5</text:p>
          </table:table-cell>
          <table:table-cell table:style-name="ce4" table:formula="of:=[.L52]-[.L53]" office:value-type="float" office:value="2.2" calcext:value-type="float">
            <text:p>2,2</text:p>
          </table:table-cell>
          <table:table-cell table:style-name="ce4" table:formula="of:=[.M52]-[.M53]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t_para</text:p>
          </table:table-cell>
          <table:table-cell table:style-name="ce4" table:formula="of:=[.C53]/[.C52]" office:value-type="float" office:value="0.8" calcext:value-type="float">
            <text:p>0,8</text:p>
          </table:table-cell>
          <table:table-cell table:style-name="ce4" table:formula="of:=[.D53]/[.D52]" office:value-type="float" office:value="0.8" calcext:value-type="float">
            <text:p>0,8</text:p>
          </table:table-cell>
          <table:table-cell table:style-name="ce4" table:formula="of:=[.E53]/[.E52]" office:value-type="float" office:value="0.8" calcext:value-type="float">
            <text:p>0,8</text:p>
          </table:table-cell>
          <table:table-cell table:style-name="ce4" table:formula="of:=[.F53]/[.F52]" office:value-type="float" office:value="0.801801801801802" calcext:value-type="float">
            <text:p>0,8018018018</text:p>
          </table:table-cell>
          <table:table-cell table:style-name="ce4" table:formula="of:=[.G53]/[.G52]" office:value-type="float" office:value="0.8" calcext:value-type="float">
            <text:p>0,8</text:p>
          </table:table-cell>
          <table:table-cell table:style-name="ce4" table:formula="of:=[.H53]/[.H52]" office:value-type="float" office:value="0.8" calcext:value-type="float">
            <text:p>0,8</text:p>
          </table:table-cell>
          <table:table-cell table:style-name="ce4" table:formula="of:=[.I53]/[.I52]" office:value-type="float" office:value="0.796407185628743" calcext:value-type="float">
            <text:p>0,7964071856</text:p>
          </table:table-cell>
          <table:table-cell table:style-name="ce4" table:formula="of:=[.J53]/[.J52]" office:value-type="float" office:value="0.797202797202797" calcext:value-type="float">
            <text:p>0,7972027972</text:p>
          </table:table-cell>
          <table:table-cell table:style-name="ce4" table:formula="of:=[.K53]/[.K52]" office:value-type="float" office:value="0.8" calcext:value-type="float">
            <text:p>0,8</text:p>
          </table:table-cell>
          <table:table-cell table:style-name="ce4" table:formula="of:=[.L53]/[.L52]" office:value-type="float" office:value="0.801801801801802" calcext:value-type="float">
            <text:p>0,8018018018</text:p>
          </table:table-cell>
          <table:table-cell table:style-name="ce4" table:formula="of:=[.M53]/[.M52]" office:value-type="float" office:value="0.8" calcext:value-type="float">
            <text:p>0,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t_seq</text:p>
          </table:table-cell>
          <table:table-cell table:style-name="ce4" table:formula="of:=[.C55]/[.C52]" office:value-type="float" office:value="0.2" calcext:value-type="float">
            <text:p>0,2</text:p>
          </table:table-cell>
          <table:table-cell table:style-name="ce4" table:formula="of:=[.D55]/[.D52]" office:value-type="float" office:value="0.2" calcext:value-type="float">
            <text:p>0,2</text:p>
          </table:table-cell>
          <table:table-cell table:style-name="ce4" table:formula="of:=[.E55]/[.E52]" office:value-type="float" office:value="0.2" calcext:value-type="float">
            <text:p>0,2</text:p>
          </table:table-cell>
          <table:table-cell table:style-name="ce4" table:formula="of:=[.F55]/[.F52]" office:value-type="float" office:value="0.198198198198198" calcext:value-type="float">
            <text:p>0,1981981982</text:p>
          </table:table-cell>
          <table:table-cell table:style-name="ce4" table:formula="of:=[.G55]/[.G52]" office:value-type="float" office:value="0.2" calcext:value-type="float">
            <text:p>0,2</text:p>
          </table:table-cell>
          <table:table-cell table:style-name="ce4" table:formula="of:=[.H55]/[.H52]" office:value-type="float" office:value="0.2" calcext:value-type="float">
            <text:p>0,2</text:p>
          </table:table-cell>
          <table:table-cell table:style-name="ce4" table:formula="of:=[.I55]/[.I52]" office:value-type="float" office:value="0.203592814371257" calcext:value-type="float">
            <text:p>0,2035928144</text:p>
          </table:table-cell>
          <table:table-cell table:style-name="ce4" table:formula="of:=[.J55]/[.J52]" office:value-type="float" office:value="0.202797202797203" calcext:value-type="float">
            <text:p>0,2027972028</text:p>
          </table:table-cell>
          <table:table-cell table:style-name="ce4" table:formula="of:=[.K55]/[.K52]" office:value-type="float" office:value="0.2" calcext:value-type="float">
            <text:p>0,2</text:p>
          </table:table-cell>
          <table:table-cell table:style-name="ce4" table:formula="of:=[.L55]/[.L52]" office:value-type="float" office:value="0.198198198198198" calcext:value-type="float">
            <text:p>0,1981981982</text:p>
          </table:table-cell>
          <table:table-cell table:style-name="ce4" table:formula="of:=[.M55]/[.M52]" office:value-type="float" office:value="0.2" calcext:value-type="float">
            <text:p>0,2</text:p>
          </table:table-cell>
          <table:table-cell table:number-columns-repeated="14"/>
        </table:table-row>
        <table:table-row table:style-name="ro1">
          <table:table-cell/>
          <table:table-cell table:style-name="ce3"/>
          <table:table-cell table:style-name="ce5" table:number-columns-repeated="11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Id. Speedu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Speedup</text:p>
          </table:table-cell>
          <table:table-cell table:style-name="ce4" table:formula="of:=[.C57]+([.C51]*[.C56])" office:value-type="float" office:value="1" calcext:value-type="float">
            <text:p>1</text:p>
          </table:table-cell>
          <table:table-cell table:style-name="ce4" table:formula="of:=[.D57]+([.D51]*[.D56])" office:value-type="float" office:value="8.2" calcext:value-type="float">
            <text:p>8,2</text:p>
          </table:table-cell>
          <table:table-cell table:style-name="ce4" table:formula="of:=[.E57]+([.E51]*[.E56])" office:value-type="float" office:value="16.2" calcext:value-type="float">
            <text:p>16,2</text:p>
          </table:table-cell>
          <table:table-cell table:style-name="ce4" table:formula="of:=[.F57]+([.F51]*[.F56])" office:value-type="float" office:value="24.2522522522523" calcext:value-type="float">
            <text:p>24,2522522523</text:p>
          </table:table-cell>
          <table:table-cell table:style-name="ce4" table:formula="of:=[.G57]+([.G51]*[.G56])" office:value-type="float" office:value="32.2" calcext:value-type="float">
            <text:p>32,2</text:p>
          </table:table-cell>
          <table:table-cell table:style-name="ce4" table:formula="of:=[.H57]+([.H51]*[.H56])" office:value-type="float" office:value="40.2" calcext:value-type="float">
            <text:p>40,2</text:p>
          </table:table-cell>
          <table:table-cell table:style-name="ce4" table:formula="of:=[.I57]+([.I51]*[.I56])" office:value-type="float" office:value="47.9880239520958" calcext:value-type="float">
            <text:p>47,9880239521</text:p>
          </table:table-cell>
          <table:table-cell table:style-name="ce4" table:formula="of:=[.J57]+([.J51]*[.J56])" office:value-type="float" office:value="56.006993006993" calcext:value-type="float">
            <text:p>56,006993007</text:p>
          </table:table-cell>
          <table:table-cell table:style-name="ce4" table:formula="of:=[.K57]+([.K51]*[.K56])" office:value-type="float" office:value="64.2" calcext:value-type="float">
            <text:p>64,2</text:p>
          </table:table-cell>
          <table:table-cell table:style-name="ce4" table:formula="of:=[.L57]+([.L51]*[.L56])" office:value-type="float" office:value="72.3603603603604" calcext:value-type="float">
            <text:p>72,3603603604</text:p>
          </table:table-cell>
          <table:table-cell table:style-name="ce4" table:formula="of:=[.M57]+([.M51]*[.M56])" office:value-type="float" office:value="80.2" calcext:value-type="float">
            <text:p>80,2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Testreihe 2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string" calcext:value-type="string">
            <text:p>CPU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t_para</text:p>
          </table:table-cell>
          <table:table-cell table:number-columns-repeated="11" table:style-name="ce4" office:value-type="float" office:value="0.4" calcext:value-type="float">
            <text:p>0,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t_seq</text:p>
          </table:table-cell>
          <table:table-cell table:number-columns-repeated="11" table:style-name="ce4" office:value-type="float" office:value="0.6" calcext:value-type="float">
            <text:p>0,6</text:p>
          </table:table-cell>
          <table:table-cell table:number-columns-repeated="14"/>
        </table:table-row>
        <table:table-row table:style-name="ro1">
          <table:table-cell/>
          <table:table-cell table:style-name="ce3"/>
          <table:table-cell table:style-name="ce5" table:number-columns-repeated="11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Id. Speedu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Speedup</text:p>
          </table:table-cell>
          <table:table-cell table:style-name="ce4" table:formula="of:=[.C66]+([.C64]*[.C65])" office:value-type="float" office:value="1" calcext:value-type="float">
            <text:p>1</text:p>
          </table:table-cell>
          <table:table-cell table:style-name="ce4" table:formula="of:=[.D66]+([.D64]*[.D65])" office:value-type="float" office:value="4.6" calcext:value-type="float">
            <text:p>4,6</text:p>
          </table:table-cell>
          <table:table-cell table:style-name="ce4" table:formula="of:=[.E66]+([.E64]*[.E65])" office:value-type="float" office:value="8.6" calcext:value-type="float">
            <text:p>8,6</text:p>
          </table:table-cell>
          <table:table-cell table:style-name="ce4" table:formula="of:=[.F66]+([.F64]*[.F65])" office:value-type="float" office:value="12.6" calcext:value-type="float">
            <text:p>12,6</text:p>
          </table:table-cell>
          <table:table-cell table:style-name="ce4" table:formula="of:=[.G66]+([.G64]*[.G65])" office:value-type="float" office:value="16.6" calcext:value-type="float">
            <text:p>16,6</text:p>
          </table:table-cell>
          <table:table-cell table:style-name="ce4" table:formula="of:=[.H66]+([.H64]*[.H65])" office:value-type="float" office:value="20.6" calcext:value-type="float">
            <text:p>20,6</text:p>
          </table:table-cell>
          <table:table-cell table:style-name="ce4" table:formula="of:=[.I66]+([.I64]*[.I65])" office:value-type="float" office:value="24.6" calcext:value-type="float">
            <text:p>24,6</text:p>
          </table:table-cell>
          <table:table-cell table:style-name="ce4" table:formula="of:=[.J66]+([.J64]*[.J65])" office:value-type="float" office:value="28.6" calcext:value-type="float">
            <text:p>28,6</text:p>
          </table:table-cell>
          <table:table-cell table:style-name="ce4" table:formula="of:=[.K66]+([.K64]*[.K65])" office:value-type="float" office:value="32.6" calcext:value-type="float">
            <text:p>32,6</text:p>
          </table:table-cell>
          <table:table-cell table:style-name="ce4" table:formula="of:=[.L66]+([.L64]*[.L65])" office:value-type="float" office:value="36.6" calcext:value-type="float">
            <text:p>36,6</text:p>
          </table:table-cell>
          <table:table-cell table:style-name="ce4" table:formula="of:=[.M66]+([.M64]*[.M65])" office:value-type="float" office:value="40.6" calcext:value-type="float">
            <text:p>40,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8:10:51.123469192</meta:creation-date>
    <dc:date>2018-03-30T19:00:40.477242202</dc:date>
    <meta:editing-duration>PT7M14S</meta:editing-duration>
    <meta:editing-cycles>1</meta:editing-cycles>
    <meta:document-statistic meta:table-count="1" meta:cell-count="506" meta:object-count="9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cm" svg:height="7.066cm" xlink:href=".." xlink:type="simple" chart:class="chart:line" chart:style-name="ch1">
        <chart:title svg:x="4.812cm" svg:y="0.277cm" chart:style-name="ch2">
          <text:p>Testreihe 1</text:p>
        </chart:title>
        <chart:legend chart:legend-position="end" svg:x="8.764cm" svg:y="2.736cm" style:legend-expansion="high" chart:style-name="ch3"/>
        <chart:plot-area chart:style-name="ch4" table:cell-range-address="Tabelle1.P4:Tabelle1.AA4 Tabelle1.P7:Tabelle1.AA9" chart:data-source-has-labels="both" svg:x="0.239cm" svg:y="1.197cm" svg:width="8.286cm" svg:height="5.728cm">
          <chartooo:coordinate-region svg:x="0.86cm" svg:y="1.396cm" svg:width="7.199cm" svg:height="4.882cm"/>
          <chart:axis chart:dimension="x" chart:name="primary-x" chart:style-name="ch5" chartooo:axis-type="auto">
            <chartooo:date-scale/>
            <chart:categories table:cell-range-address="Tabelle1.Q4:Tabelle1.AA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Q7:Tabelle1.AA7" chart:label-cell-address="Tabelle1.P7:Tabelle1.P7" chart:class="chart:line">
            <chart:data-point chart:repeated="11"/>
          </chart:series>
          <chart:series chart:style-name="ch8" chart:values-cell-range-address="Tabelle1.Q8:Tabelle1.AA8" chart:label-cell-address="Tabelle1.P8:Tabelle1.P8" chart:class="chart:line">
            <chart:data-point chart:repeated="11"/>
          </chart:series>
          <chart:series chart:style-name="ch9" chart:values-cell-range-address="Tabelle1.Q9:Tabelle1.AA9" chart:label-cell-address="Tabelle1.P9:Tabelle1.P9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Q4:Tabelle1.AA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Id. Speedup</text:p>
                <draw:g>
                  <svg:desc>Tabelle1.P7:Tabelle1.P7</svg:desc>
                </draw:g>
              </table:table-cell>
              <table:table-cell office:value-type="float" office:value="1">
                <text:p>1</text:p>
                <draw:g>
                  <svg:desc>Tabelle1.Q7:Tabelle1.AA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peedup</text:p>
                <draw:g>
                  <svg:desc>Tabelle1.P8:Tabelle1.P8</svg:desc>
                </draw:g>
              </table:table-cell>
              <table:table-cell office:value-type="float" office:value="1">
                <text:p>1</text:p>
                <draw:g>
                  <svg:desc>Tabelle1.Q8:Tabelle1.AA8</svg:desc>
                </draw:g>
              </table:table-cell>
              <table:table-cell office:value-type="float" office:value="9.49667616334283">
                <text:p>9.49667616334283</text:p>
              </table:table-cell>
              <table:table-cell office:value-type="float" office:value="17.9856115107914">
                <text:p>17.9856115107914</text:p>
              </table:table-cell>
              <table:table-cell office:value-type="float" office:value="25.5102040816327">
                <text:p>25.5102040816327</text:p>
              </table:table-cell>
              <table:table-cell office:value-type="float" office:value="31.9488817891374">
                <text:p>31.9488817891374</text:p>
              </table:table-cell>
              <table:table-cell office:value-type="float" office:value="37.4531835205993">
                <text:p>37.4531835205993</text:p>
              </table:table-cell>
              <table:table-cell office:value-type="float" office:value="42.0168067226891">
                <text:p>42.0168067226891</text:p>
              </table:table-cell>
              <table:table-cell office:value-type="float" office:value="45.662100456621">
                <text:p>45.662100456621</text:p>
              </table:table-cell>
              <table:table-cell office:value-type="float" office:value="48.0769230769231">
                <text:p>48.0769230769231</text:p>
              </table:table-cell>
              <table:table-cell office:value-type="float" office:value="49.5049504950495">
                <text:p>49.50495049504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Effizienz</text:p>
                <draw:g>
                  <svg:desc>Tabelle1.P9:Tabelle1.P9</svg:desc>
                </draw:g>
              </table:table-cell>
              <table:table-cell office:value-type="float" office:value="1">
                <text:p>1</text:p>
                <draw:g>
                  <svg:desc>Tabelle1.Q9:Tabelle1.AA9</svg:desc>
                </draw:g>
              </table:table-cell>
              <table:table-cell office:value-type="float" office:value="0.949667616334283">
                <text:p>0.949667616334283</text:p>
              </table:table-cell>
              <table:table-cell office:value-type="float" office:value="0.899280575539568">
                <text:p>0.899280575539568</text:p>
              </table:table-cell>
              <table:table-cell office:value-type="float" office:value="0.850340136054422">
                <text:p>0.850340136054422</text:p>
              </table:table-cell>
              <table:table-cell office:value-type="float" office:value="0.798722044728434">
                <text:p>0.798722044728434</text:p>
              </table:table-cell>
              <table:table-cell office:value-type="float" office:value="0.749063670411985">
                <text:p>0.749063670411985</text:p>
              </table:table-cell>
              <table:table-cell office:value-type="float" office:value="0.700280112044818">
                <text:p>0.700280112044818</text:p>
              </table:table-cell>
              <table:table-cell office:value-type="float" office:value="0.652315720808871">
                <text:p>0.652315720808871</text:p>
              </table:table-cell>
              <table:table-cell office:value-type="float" office:value="0.600961538461538">
                <text:p>0.600961538461538</text:p>
              </table:table-cell>
              <table:table-cell office:value-type="float" office:value="0.55005500550055">
                <text:p>0.5500550055005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43cm" svg:height="7.044cm" xlink:href=".." xlink:type="simple" chart:class="chart:line" chart:style-name="ch1">
        <chart:title svg:x="4.853cm" svg:y="0.276cm" chart:style-name="ch2">
          <text:p>Testreihe 2</text:p>
        </chart:title>
        <chart:legend chart:legend-position="end" svg:x="8.847cm" svg:y="2.725cm" style:legend-expansion="high" chart:style-name="ch3"/>
        <chart:plot-area chart:style-name="ch4" table:cell-range-address="Tabelle1.P13:Tabelle1.AA13 Tabelle1.P16:Tabelle1.AA18" chart:data-source-has-labels="both" svg:x="0.24cm" svg:y="1.195cm" svg:width="8.367cm" svg:height="5.709cm">
          <chartooo:coordinate-region svg:x="0.861cm" svg:y="1.394cm" svg:width="7.281cm" svg:height="4.863cm"/>
          <chart:axis chart:dimension="x" chart:name="primary-x" chart:style-name="ch5" chartooo:axis-type="auto">
            <chartooo:date-scale/>
            <chart:categories table:cell-range-address="Tabelle1.Q13:Tabelle1.AA13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Q16:Tabelle1.AA16" chart:label-cell-address="Tabelle1.P16:Tabelle1.P16" chart:class="chart:line">
            <chart:data-point chart:repeated="11"/>
          </chart:series>
          <chart:series chart:style-name="ch8" chart:values-cell-range-address="Tabelle1.Q17:Tabelle1.AA17" chart:label-cell-address="Tabelle1.P17:Tabelle1.P17" chart:class="chart:line">
            <chart:data-point chart:repeated="11"/>
          </chart:series>
          <chart:series chart:style-name="ch9" chart:values-cell-range-address="Tabelle1.Q18:Tabelle1.AA18" chart:label-cell-address="Tabelle1.P18:Tabelle1.P18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Q13:Tabelle1.AA1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Id. Speedup</text:p>
                <draw:g>
                  <svg:desc>Tabelle1.P16:Tabelle1.P16</svg:desc>
                </draw:g>
              </table:table-cell>
              <table:table-cell office:value-type="float" office:value="1">
                <text:p>1</text:p>
                <draw:g>
                  <svg:desc>Tabelle1.Q16:Tabelle1.AA1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peedup</text:p>
                <draw:g>
                  <svg:desc>Tabelle1.P17:Tabelle1.P17</svg:desc>
                </draw:g>
              </table:table-cell>
              <table:table-cell office:value-type="float" office:value="1">
                <text:p>1</text:p>
                <draw:g>
                  <svg:desc>Tabelle1.Q17:Tabelle1.AA17</svg:desc>
                </draw:g>
              </table:table-cell>
              <table:table-cell office:value-type="float" office:value="9.19963201471941">
                <text:p>9.19963201471941</text:p>
              </table:table-cell>
              <table:table-cell office:value-type="float" office:value="16.8067226890756">
                <text:p>16.8067226890756</text:p>
              </table:table-cell>
              <table:table-cell office:value-type="float" office:value="22.7790432801822">
                <text:p>22.7790432801822</text:p>
              </table:table-cell>
              <table:table-cell office:value-type="float" office:value="27.1739130434783">
                <text:p>27.1739130434783</text:p>
              </table:table-cell>
              <table:table-cell office:value-type="float" office:value="30.03003003003">
                <text:p>30.03003003003</text:p>
              </table:table-cell>
              <table:table-cell office:value-type="float" office:value="31.1526479750779">
                <text:p>31.1526479750779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28.8184438040346">
                <text:p>28.8184438040346</text:p>
              </table:table-cell>
              <table:table-cell office:value-type="float" office:value="25.1889168765743">
                <text:p>25.18891687657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ffizienz</text:p>
                <draw:g>
                  <svg:desc>Tabelle1.P18:Tabelle1.P18</svg:desc>
                </draw:g>
              </table:table-cell>
              <table:table-cell office:value-type="float" office:value="1">
                <text:p>1</text:p>
                <draw:g>
                  <svg:desc>Tabelle1.Q18:Tabelle1.AA18</svg:desc>
                </draw:g>
              </table:table-cell>
              <table:table-cell office:value-type="float" office:value="0.919963201471941">
                <text:p>0.919963201471941</text:p>
              </table:table-cell>
              <table:table-cell office:value-type="float" office:value="0.840336134453782">
                <text:p>0.840336134453782</text:p>
              </table:table-cell>
              <table:table-cell office:value-type="float" office:value="0.759301442672741">
                <text:p>0.759301442672741</text:p>
              </table:table-cell>
              <table:table-cell office:value-type="float" office:value="0.679347826086957">
                <text:p>0.679347826086957</text:p>
              </table:table-cell>
              <table:table-cell office:value-type="float" office:value="0.600600600600601">
                <text:p>0.600600600600601</text:p>
              </table:table-cell>
              <table:table-cell office:value-type="float" office:value="0.519210799584631">
                <text:p>0.519210799584631</text:p>
              </table:table-cell>
              <table:table-cell office:value-type="float" office:value="0.43956043956044">
                <text:p>0.43956043956044</text:p>
              </table:table-cell>
              <table:table-cell office:value-type="float" office:value="0.360230547550432">
                <text:p>0.360230547550432</text:p>
              </table:table-cell>
              <table:table-cell office:value-type="float" office:value="0.279876854184159">
                <text:p>0.279876854184159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79cm" svg:height="7.046cm" xlink:href=".." xlink:type="simple" chart:class="chart:line" chart:style-name="ch1">
        <chart:title svg:x="4.771cm" svg:y="0.276cm" chart:style-name="ch2">
          <text:p>Testreihe 3</text:p>
        </chart:title>
        <chart:legend chart:legend-position="end" svg:x="8.683cm" svg:y="2.726cm" style:legend-expansion="high" chart:style-name="ch3"/>
        <chart:plot-area chart:style-name="ch4" table:cell-range-address="Tabelle1.P22:Tabelle1.AA22 Tabelle1.P25:Tabelle1.AA27" chart:data-source-has-labels="both" svg:x="0.237cm" svg:y="1.195cm" svg:width="8.209cm" svg:height="5.711cm">
          <chartooo:coordinate-region svg:x="0.858cm" svg:y="1.394cm" svg:width="7.122cm" svg:height="4.865cm"/>
          <chart:axis chart:dimension="x" chart:name="primary-x" chart:style-name="ch5" chartooo:axis-type="auto">
            <chartooo:date-scale/>
            <chart:categories table:cell-range-address="Tabelle1.Q22:Tabelle1.AA22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Q25:Tabelle1.AA25" chart:label-cell-address="Tabelle1.P25:Tabelle1.P25" chart:class="chart:line">
            <chart:data-point chart:repeated="11"/>
          </chart:series>
          <chart:series chart:style-name="ch8" chart:values-cell-range-address="Tabelle1.Q26:Tabelle1.AA26" chart:label-cell-address="Tabelle1.P26:Tabelle1.P26" chart:class="chart:line">
            <chart:data-point chart:repeated="11"/>
          </chart:series>
          <chart:series chart:style-name="ch9" chart:values-cell-range-address="Tabelle1.Q27:Tabelle1.AA27" chart:label-cell-address="Tabelle1.P27:Tabelle1.P27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Q22:Tabelle1.AA2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Id. Speedup</text:p>
                <draw:g>
                  <svg:desc>Tabelle1.P25:Tabelle1.P25</svg:desc>
                </draw:g>
              </table:table-cell>
              <table:table-cell office:value-type="float" office:value="1">
                <text:p>1</text:p>
                <draw:g>
                  <svg:desc>Tabelle1.Q25:Tabelle1.AA2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peedup</text:p>
                <draw:g>
                  <svg:desc>Tabelle1.P26:Tabelle1.P26</svg:desc>
                </draw:g>
              </table:table-cell>
              <table:table-cell office:value-type="float" office:value="1">
                <text:p>1</text:p>
                <draw:g>
                  <svg:desc>Tabelle1.Q26:Tabelle1.AA26</svg:desc>
                </draw:g>
              </table:table-cell>
              <table:table-cell office:value-type="float" office:value="9.80392156862745">
                <text:p>9.80392156862745</text:p>
              </table:table-cell>
              <table:table-cell office:value-type="float" office:value="19.1938579654511">
                <text:p>19.1938579654511</text:p>
              </table:table-cell>
              <table:table-cell office:value-type="float" office:value="28.169014084507">
                <text:p>28.169014084507</text:p>
              </table:table-cell>
              <table:table-cell office:value-type="float" office:value="36.7647058823529">
                <text:p>36.7647058823529</text:p>
              </table:table-cell>
              <table:table-cell office:value-type="float" office:value="45.0450450450451">
                <text:p>45.0450450450451</text:p>
              </table:table-cell>
              <table:table-cell office:value-type="float" office:value="52.9100529100529">
                <text:p>52.9100529100529</text:p>
              </table:table-cell>
              <table:table-cell office:value-type="float" office:value="60.2409638554217">
                <text:p>60.2409638554217</text:p>
              </table:table-cell>
              <table:table-cell office:value-type="float" office:value="67.1140939597315">
                <text:p>67.1140939597315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Effizienz</text:p>
                <draw:g>
                  <svg:desc>Tabelle1.P27:Tabelle1.P27</svg:desc>
                </draw:g>
              </table:table-cell>
              <table:table-cell office:value-type="float" office:value="1">
                <text:p>1</text:p>
                <draw:g>
                  <svg:desc>Tabelle1.Q27:Tabelle1.AA27</svg:desc>
                </draw:g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0.959692898272553">
                <text:p>0.959692898272553</text:p>
              </table:table-cell>
              <table:table-cell office:value-type="float" office:value="0.938967136150235">
                <text:p>0.938967136150235</text:p>
              </table:table-cell>
              <table:table-cell office:value-type="float" office:value="0.919117647058824">
                <text:p>0.919117647058824</text:p>
              </table:table-cell>
              <table:table-cell office:value-type="float" office:value="0.900900900900901">
                <text:p>0.900900900900901</text:p>
              </table:table-cell>
              <table:table-cell office:value-type="float" office:value="0.881834215167549">
                <text:p>0.881834215167549</text:p>
              </table:table-cell>
              <table:table-cell office:value-type="float" office:value="0.860585197934595">
                <text:p>0.860585197934595</text:p>
              </table:table-cell>
              <table:table-cell office:value-type="float" office:value="0.838926174496644">
                <text:p>0.838926174496644</text:p>
              </table:table-cell>
              <table:table-cell office:value-type="float" office:value="0.816993464052288">
                <text:p>0.816993464052288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76cm" svg:height="9cm" xlink:href=".." xlink:type="simple" chart:class="chart:line" chart:style-name="ch1">
        <chart:title svg:x="7.17cm" svg:y="0.316cm" chart:style-name="ch2">
          <text:p>Testreihe 1</text:p>
        </chart:title>
        <chart:legend chart:legend-position="end" svg:x="13.48cm" svg:y="3.952cm" style:legend-expansion="high" chart:style-name="ch3"/>
        <chart:plot-area chart:style-name="ch4" table:cell-range-address="Tabelle1.B4:Tabelle1.M4 Tabelle1.B12:Tabelle1.M13" chart:data-source-has-labels="both" svg:x="0.333cm" svg:y="1.275cm" svg:width="12.814cm" svg:height="7.545cm">
          <chartooo:coordinate-region svg:x="0.954cm" svg:y="1.474cm" svg:width="11.727cm" svg:height="6.699cm"/>
          <chart:axis chart:dimension="x" chart:name="primary-x" chart:style-name="ch5" chartooo:axis-type="auto">
            <chartooo:date-scale/>
            <chart:categories table:cell-range-address="Tabelle1.C4:Tabelle1.M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12:Tabelle1.M12" chart:label-cell-address="Tabelle1.B12:Tabelle1.B12" chart:class="chart:line">
            <chart:data-point chart:repeated="11"/>
          </chart:series>
          <chart:series chart:style-name="ch8" chart:values-cell-range-address="Tabelle1.C13:Tabelle1.M13" chart:label-cell-address="Tabelle1.B13:Tabelle1.B1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C4:Tabelle1.M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Id. Speedup</text:p>
                <draw:g>
                  <svg:desc>Tabelle1.B12:Tabelle1.B12</svg:desc>
                </draw:g>
              </table:table-cell>
              <table:table-cell office:value-type="float" office:value="1">
                <text:p>1</text:p>
                <draw:g>
                  <svg:desc>Tabelle1.C12:Tabelle1.M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peedup</text:p>
                <draw:g>
                  <svg:desc>Tabelle1.B13:Tabelle1.B13</svg:desc>
                </draw:g>
              </table:table-cell>
              <table:table-cell office:value-type="float" office:value="1">
                <text:p>1</text:p>
                <draw:g>
                  <svg:desc>Tabelle1.C13:Tabelle1.M13</svg:desc>
                </draw:g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4.40052700922266">
                <text:p>4.40052700922266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4.62962962962963">
                <text:p>4.62962962962963</text:p>
              </table:table-cell>
              <table:table-cell office:value-type="float" office:value="4.71367723615712">
                <text:p>4.71367723615712</text:p>
              </table:table-cell>
              <table:table-cell office:value-type="float" office:value="4.66884328358209">
                <text:p>4.66884328358209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4.82841952634123">
                <text:p>4.82841952634123</text:p>
              </table:table-cell>
              <table:table-cell office:value-type="float" office:value="4.80769230769231">
                <text:p>4.807692307692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291cm" svg:height="9cm" xlink:href=".." xlink:type="simple" chart:class="chart:line" chart:style-name="ch1">
        <chart:title svg:x="6.977cm" svg:y="0.316cm" chart:style-name="ch2">
          <text:p>Testreihe 2</text:p>
        </chart:title>
        <chart:legend chart:legend-position="end" svg:x="13.095cm" svg:y="3.952cm" style:legend-expansion="high" chart:style-name="ch3"/>
        <chart:plot-area chart:style-name="ch4" table:cell-range-address="Tabelle1.B17:Tabelle1.M17 Tabelle1.B21:Tabelle1.M22" chart:data-source-has-labels="both" svg:x="0.325cm" svg:y="1.275cm" svg:width="12.445cm" svg:height="7.545cm">
          <chartooo:coordinate-region svg:x="0.946cm" svg:y="1.474cm" svg:width="11.359cm" svg:height="6.699cm"/>
          <chart:axis chart:dimension="x" chart:name="primary-x" chart:style-name="ch5" chartooo:axis-type="auto">
            <chartooo:date-scale/>
            <chart:categories table:cell-range-address="Tabelle1.C17:Tabelle1.M17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Tabelle1.C21:Tabelle1.M21" chart:label-cell-address="Tabelle1.B21:Tabelle1.B21" chart:class="chart:line">
            <chart:data-point chart:repeated="11"/>
          </chart:series>
          <chart:series chart:style-name="ch9" chart:values-cell-range-address="Tabelle1.C22:Tabelle1.M22" chart:label-cell-address="Tabelle1.B22:Tabelle1.B2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C17:Tabelle1.M1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Id. Speedup</text:p>
                <draw:g>
                  <svg:desc>Tabelle1.B21:Tabelle1.B21</svg:desc>
                </draw:g>
              </table:table-cell>
              <table:table-cell office:value-type="float" office:value="1">
                <text:p>1</text:p>
                <draw:g>
                  <svg:desc>Tabelle1.C21:Tabelle1.M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peedup</text:p>
                <draw:g>
                  <svg:desc>Tabelle1.B22:Tabelle1.B22</svg:desc>
                </draw:g>
              </table:table-cell>
              <table:table-cell office:value-type="float" office:value="1">
                <text:p>1</text:p>
                <draw:g>
                  <svg:desc>Tabelle1.C22:Tabelle1.M22</svg:desc>
                </draw:g>
              </table:table-cell>
              <table:table-cell office:value-type="float" office:value="1.40449438202247">
                <text:p>1.40449438202247</text:p>
              </table:table-cell>
              <table:table-cell office:value-type="float" office:value="1.4367816091954">
                <text:p>1.4367816091954</text:p>
              </table:table-cell>
              <table:table-cell office:value-type="float" office:value="1.44739122898249">
                <text:p>1.44739122898249</text:p>
              </table:table-cell>
              <table:table-cell office:value-type="float" office:value="1.45348837209302">
                <text:p>1.45348837209302</text:p>
              </table:table-cell>
              <table:table-cell office:value-type="float" office:value="1.45687645687646">
                <text:p>1.45687645687646</text:p>
              </table:table-cell>
              <table:table-cell office:value-type="float" office:value="1.46015363865595">
                <text:p>1.46015363865595</text:p>
              </table:table-cell>
              <table:table-cell office:value-type="float" office:value="1.45841832274608">
                <text:p>1.45841832274608</text:p>
              </table:table-cell>
              <table:table-cell office:value-type="float" office:value="1.46198830409357">
                <text:p>1.46198830409357</text:p>
              </table:table-cell>
              <table:table-cell office:value-type="float" office:value="1.46446581447168">
                <text:p>1.46446581447168</text:p>
              </table:table-cell>
              <table:table-cell office:value-type="float" office:value="1.46370023419204">
                <text:p>1.463700234192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16cm" svg:height="9cm" xlink:href=".." xlink:type="simple" chart:class="chart:line" chart:style-name="ch1">
        <chart:title svg:x="7.09cm" svg:y="0.316cm" chart:style-name="ch2">
          <text:p>Testreihe 1</text:p>
        </chart:title>
        <chart:legend chart:legend-position="end" svg:x="13.32cm" svg:y="3.952cm" style:legend-expansion="high" chart:style-name="ch3"/>
        <chart:plot-area chart:style-name="ch4" table:cell-range-address="Tabelle1.B51:Tabelle1.M51 Tabelle1.B59:Tabelle1.M60" chart:data-source-has-labels="both" svg:x="0.33cm" svg:y="1.275cm" svg:width="12.66cm" svg:height="7.545cm">
          <chartooo:coordinate-region svg:x="0.951cm" svg:y="1.474cm" svg:width="11.574cm" svg:height="6.699cm"/>
          <chart:axis chart:dimension="x" chart:name="primary-x" chart:style-name="ch5" chartooo:axis-type="auto">
            <chartooo:date-scale/>
            <chart:categories table:cell-range-address="Tabelle1.C51:Tabelle1.M5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59:Tabelle1.M59" chart:label-cell-address="Tabelle1.B59:Tabelle1.B59" chart:class="chart:line">
            <chart:data-point chart:repeated="11"/>
          </chart:series>
          <chart:series chart:style-name="ch8" chart:values-cell-range-address="Tabelle1.C60:Tabelle1.M60" chart:label-cell-address="Tabelle1.B60:Tabelle1.B60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C51:Tabelle1.M5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Id. Speedup</text:p>
                <draw:g>
                  <svg:desc>Tabelle1.B59:Tabelle1.B59</svg:desc>
                </draw:g>
              </table:table-cell>
              <table:table-cell office:value-type="float" office:value="1">
                <text:p>1</text:p>
                <draw:g>
                  <svg:desc>Tabelle1.C59:Tabelle1.M5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peedup</text:p>
                <draw:g>
                  <svg:desc>Tabelle1.B60:Tabelle1.B60</svg:desc>
                </draw:g>
              </table:table-cell>
              <table:table-cell office:value-type="float" office:value="1">
                <text:p>1</text:p>
                <draw:g>
                  <svg:desc>Tabelle1.C60:Tabelle1.M60</svg:desc>
                </draw:g>
              </table:table-cell>
              <table:table-cell office:value-type="float" office:value="8.2">
                <text:p>8.2</text:p>
              </table:table-cell>
              <table:table-cell office:value-type="float" office:value="16.2">
                <text:p>16.2</text:p>
              </table:table-cell>
              <table:table-cell office:value-type="float" office:value="24.2522522522523">
                <text:p>24.2522522522523</text:p>
              </table:table-cell>
              <table:table-cell office:value-type="float" office:value="32.2">
                <text:p>32.2</text:p>
              </table:table-cell>
              <table:table-cell office:value-type="float" office:value="40.2">
                <text:p>40.2</text:p>
              </table:table-cell>
              <table:table-cell office:value-type="float" office:value="47.9880239520958">
                <text:p>47.9880239520958</text:p>
              </table:table-cell>
              <table:table-cell office:value-type="float" office:value="56.006993006993">
                <text:p>56.006993006993</text:p>
              </table:table-cell>
              <table:table-cell office:value-type="float" office:value="64.2">
                <text:p>64.2</text:p>
              </table:table-cell>
              <table:table-cell office:value-type="float" office:value="72.3603603603604">
                <text:p>72.3603603603604</text:p>
              </table:table-cell>
              <table:table-cell office:value-type="float" office:value="80.2">
                <text:p>80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8cm" svg:height="9cm" xlink:href=".." xlink:type="simple" chart:class="chart:line" chart:style-name="ch1">
        <chart:title svg:x="7.222cm" svg:y="0.316cm" chart:style-name="ch2">
          <text:p>Testreihe 2</text:p>
        </chart:title>
        <chart:legend chart:legend-position="end" svg:x="13.584cm" svg:y="3.952cm" style:legend-expansion="high" chart:style-name="ch3"/>
        <chart:plot-area chart:style-name="ch4" table:cell-range-address="Tabelle1.B64:Tabelle1.M64 Tabelle1.B68:Tabelle1.M69" chart:data-source-has-labels="both" svg:x="0.335cm" svg:y="1.275cm" svg:width="12.914cm" svg:height="7.545cm">
          <chartooo:coordinate-region svg:x="0.956cm" svg:y="1.474cm" svg:width="11.827cm" svg:height="6.699cm"/>
          <chart:axis chart:dimension="x" chart:name="primary-x" chart:style-name="ch5" chartooo:axis-type="auto">
            <chartooo:date-scale/>
            <chart:categories table:cell-range-address="Tabelle1.C64:Tabelle1.M6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68:Tabelle1.M68" chart:label-cell-address="Tabelle1.B68:Tabelle1.B68" chart:class="chart:line">
            <chart:data-point chart:repeated="11"/>
          </chart:series>
          <chart:series chart:style-name="ch8" chart:values-cell-range-address="Tabelle1.C69:Tabelle1.M69" chart:label-cell-address="Tabelle1.B69:Tabelle1.B6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C64:Tabelle1.M6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Id. Speedup</text:p>
                <draw:g>
                  <svg:desc>Tabelle1.B68:Tabelle1.B68</svg:desc>
                </draw:g>
              </table:table-cell>
              <table:table-cell office:value-type="float" office:value="1">
                <text:p>1</text:p>
                <draw:g>
                  <svg:desc>Tabelle1.C68:Tabelle1.M6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peedup</text:p>
                <draw:g>
                  <svg:desc>Tabelle1.B69:Tabelle1.B69</svg:desc>
                </draw:g>
              </table:table-cell>
              <table:table-cell office:value-type="float" office:value="1">
                <text:p>1</text:p>
                <draw:g>
                  <svg:desc>Tabelle1.C69:Tabelle1.M69</svg:desc>
                </draw:g>
              </table:table-cell>
              <table:table-cell office:value-type="float" office:value="4.6">
                <text:p>4.6</text:p>
              </table:table-cell>
              <table:table-cell office:value-type="float" office:value="8.6">
                <text:p>8.6</text:p>
              </table:table-cell>
              <table:table-cell office:value-type="float" office:value="12.6">
                <text:p>12.6</text:p>
              </table:table-cell>
              <table:table-cell office:value-type="float" office:value="16.6">
                <text:p>16.6</text:p>
              </table:table-cell>
              <table:table-cell office:value-type="float" office:value="20.6">
                <text:p>20.6</text:p>
              </table:table-cell>
              <table:table-cell office:value-type="float" office:value="24.6">
                <text:p>24.6</text:p>
              </table:table-cell>
              <table:table-cell office:value-type="float" office:value="28.6">
                <text:p>28.6</text:p>
              </table:table-cell>
              <table:table-cell office:value-type="float" office:value="32.6">
                <text:p>32.6</text:p>
              </table:table-cell>
              <table:table-cell office:value-type="float" office:value="36.6">
                <text:p>36.6</text:p>
              </table:table-cell>
              <table:table-cell office:value-type="float" office:value="40.6">
                <text:p>40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